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3" style:family="paragraph" style:parent-style-name="Standard">
      <style:text-properties fo:color="#000000" style:font-name="Arial" fo:font-size="11pt" fo:background-color="transparen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variant="normal" fo:text-transform="none" fo:letter-spacing="normal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<text:soft-page-break/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MUL_Nk_N</text:p>
            <text:p text:style-name="P5">ADD_1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13"><text:span text:style-name="T4">Остаток от деления первого натурального числа на второе натуральное. Если делитель равен нулю, то вывести натуральное, на 1 больше, чем делимое.</text:span>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12">MUL_NN_N</text:p>
            <text:p text:style-name="P12">DIV_NN_Nk</text:p>
            <text:p text:style-name="P12">SUB_NN_N</text:p>
            <text:p text:style-name="P12">MUL_Nk_N</text:p>
            <text:p text:style-name="P12">COM_NN_D</text:p>
            <text:p text:style-name="P12">NZER_N_B</text:p>
            <text:p text:style-name="P12"><text:soft-page-break/>DELZ_N_N</text:p>
            <text:p text:style-name="P12">NEWN_N_N</text:p>
            <text:p text:style-name="P12">DELN_N</text:p>
            <text:p text:style-name="P12">ADD_1N_N</text:p>
            <text:p text:style-name="P12">MUL_ND_N</text:p>
            <text:p text:style-name="P12">ADD_N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N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'Lucida Sans Unicode'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55</meta:editing-cycles>
    <dc:date>2014-10-09T23:20:57</dc:date>
    <meta:editing-duration>P1DT10H20M35S</meta:editing-duration>
    <meta:document-statistic meta:table-count="1" meta:image-count="0" meta:object-count="0" meta:page-count="3" meta:paragraph-count="157" meta:word-count="358" meta:character-count="2459" meta:non-whitespace-character-count="2252"/>
  </office:meta>
</office:document-meta>
</file>